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.635cm" fo:margin-right="0cm" fo:margin-top="0cm" fo:margin-bottom="0.499cm" fo:line-height="130%" fo:text-align="start" fo:text-indent="-0.635cm" style:punctuation-wrap="hanging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0cm" fo:margin-bottom="0.499cm" fo:line-height="13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635cm" fo:margin-right="0cm" fo:margin-top="0cm" fo:margin-bottom="0.499cm" fo:line-height="130%" fo:text-align="start" fo:text-indent="-0.635cm" style:punctuation-wrap="hanging" style:writing-mode="lr-tb">
        <style:tab-stops/>
      </style:paragraph-properties>
      <style:text-properties fo:font-style="italic" style:font-style-asian="italic" style:font-style-complex="italic"/>
    </style:style>
    <style:style style:name="P9" style:family="paragraph">
      <style:paragraph-properties style:writing-mode="lr-tb" style:font-independent-line-spacing="true"/>
      <style:text-properties fo:font-style="italic" style:font-style-asian="italic" style:font-style-complex="italic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italic" style:font-weight-asian="normal" style:font-name-complex="Tahoma1" style:font-size-complex="2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1: <text:line-break/>X3DOM</text:p>
          </draw:text-box>
        </draw:frame>
        <draw:frame draw:name="Textplatzhalter 2" draw:style-name="gr2" draw:text-style-name="P5" draw:layer="layout" svg:width="23.567cm" svg:height="11.8cm" svg:x="0.871cm" svg:y="5.314cm" presentation:class="outline" presentation:user-transformed="true">
          <draw:text-box>
            <text:list text:style-name="L2">
              <text:list-item>
                <text:p text:style-name="P4"><text:span text:style-name="T2">X3DOM = Deklarative Szenengraph-API auf Basis von X3D im DOM <text:s/>Deklarativ: Szenegraph wird durch strukturiertes Textformat (z.B. XML) beschrieben (vergleichbar z.B. zu HTML) <text:s/></text:span></text:p>
              </text:list-item>
              <text:list-item>
                <text:p text:style-name="P4"><text:span text:style-name="T2">• </text:span><text:span text:style-name="T2">X3D: Szenengraphen-Standard • XML-basiert, Nachfolger von VRML (nächste Folie) • Benötigt traditionell sog. X3D-Player (spezielle Anwendung) <text:s/></text:span></text:p>
              </text:list-item>
              <text:list-item>
                <text:p text:style-name="P4"><text:span text:style-name="T2">• </text:span><text:span text:style-name="T2">DOM: HTML Document Object Model • Dokumenten-Baumstruktur und API in HTML / Java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2: <text:line-break/>3D Szenen</text:p>
          </draw:text-box>
        </draw:frame>
        <draw:frame draw:name="Textplatzhalter 2" draw:style-name="gr2" draw:text-style-name="P5" draw:layer="layout" svg:width="23.567cm" svg:height="12.318cm" svg:x="1.001cm" svg:y="5.4cm" presentation:class="outline" presentation:user-transformed="true">
          <draw:text-box>
            <text:list text:style-name="L3">
              <text:list-item>
                <text:p text:style-name="P7"><text:span text:style-name="T3">Nötige Informationen für das Rendern:</text:span></text:p>
              </text:list-item>
              <text:list-item>
                <text:p text:style-name="P7"><text:span text:style-name="T2">• </text:span><text:span text:style-name="T2">Objekt-Geometrie <text:s text:c="2"/>(z.B. für eine Säule) </text:span></text:p>
              </text:list-item>
              <text:list-item>
                <text:p text:style-name="P7"><text:span text:style-name="T2">• </text:span><text:span text:style-name="T2">Transformationen <text:s/>(z.B. für die Positionierung einzelner Säulen)</text:span></text:p>
              </text:list-item>
              <text:list-item>
                <text:p text:style-name="P7"><text:span text:style-name="T2">• </text:span><text:span text:style-name="T2">Materialien <text:s text:c="2"/>(Welche Farbe hat ein Objekt? Textur-Bilder?) </text:span></text:p>
              </text:list-item>
              <text:list-item>
                <text:p text:style-name="P7"><text:span text:style-name="T2">• </text:span><text:span text:style-name="T2">Kameras <text:s text:c="6"/>(Vordefinierte Ansichten, Kontrolle der Kamera, …)</text:span></text:p>
              </text:list-item>
              <text:list-item>
                <text:p text:style-name="P7"><text:span text:style-name="T2">• </text:span><text:span text:style-name="T2">Lichter <text:s text:c="9"/>(Versch. Arten von Lichtquellen, Farben, …)</text:span></text:p>
              </text:list-item>
              <text:list-item>
                <text:p text:style-name="P7"><text:span text:style-name="T2">• </text:span><text:span text:style-name="T2">Spezial-Effekte <text:s text:c="2"/>(Nebel, Schatten, Skyboxes, …)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3: <text:line-break/>Funktionen</text:p>
          </draw:text-box>
        </draw:frame>
        <draw:frame draw:name="Textplatzhalter 2" draw:style-name="gr2" draw:text-style-name="P9" draw:layer="layout" svg:width="23.567cm" svg:height="11.8cm" svg:x="0.871cm" svg:y="5.314cm" presentation:class="outline" presentation:user-transformed="true">
          <draw:text-box>
            <text:p text:style-name="P8"><text:span text:style-name="T3">Aufgabe 3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4: <text:line-break/>Transformation</text:p>
          </draw:text-box>
        </draw:frame>
        <draw:frame draw:name="Textplatzhalter 2" draw:style-name="gr2" draw:text-style-name="P9" draw:layer="layout" svg:width="23.567cm" svg:height="11.8cm" svg:x="0.871cm" svg:y="5.314cm" presentation:class="outline" presentation:user-transformed="true">
          <draw:text-box>
            <text:p text:style-name="P8"><text:span text:style-name="T3">Aufgabe 4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5: <text:line-break/>Praktikum</text:p>
          </draw:text-box>
        </draw:frame>
        <draw:frame draw:name="Textplatzhalter 2" draw:style-name="gr2" draw:text-style-name="P9" draw:layer="layout" svg:width="23.567cm" svg:height="11.8cm" svg:x="0.871cm" svg:y="5.314cm" presentation:class="outline" presentation:user-transformed="true">
          <draw:text-box>
            <text:p text:style-name="P8"><text:span text:style-name="T3">Aufgabe 5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6-26">26.06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6-26">26.06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26T14:32:52.571000000</dc:date>
    <meta:generator>LibreOffice/4.2.3.3$Windows_x86 LibreOffice_project/882f8a0a489bc99a9e60c7905a60226254cb6ff0</meta:generator>
    <meta:editing-duration>PT10H4M14S</meta:editing-duration>
    <meta:editing-cycles>52</meta:editing-cycles>
    <meta:document-statistic meta:object-count="57"/>
  </office:meta>
</office:document-meta>
</file>